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035149D135BBDDEED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CA" officeooo:rsid="000d5a8f" officeooo:paragraph-rsid="000d5a8f"/>
    </style:style>
    <style:style style:name="P2" style:family="paragraph" style:parent-style-name="Standard">
      <style:text-properties fo:language="fr" fo:country="CA" officeooo:rsid="000d5a8f" officeooo:paragraph-rsid="000d5a8f" style:language-asian="zxx" style:country-asian="none" style:language-complex="zxx" style:country-complex="none"/>
    </style:style>
    <style:style style:name="P3" style:family="paragraph" style:parent-style-name="Standard">
      <style:text-properties style:text-position="0% 100%" fo:language="fr" fo:country="CA" officeooo:rsid="000d5a8f" officeooo:paragraph-rsid="000d5a8f" style:language-asian="zxx" style:country-asian="none" style:language-complex="zxx" style:country-complex="none"/>
    </style:style>
    <style:style style:name="P4" style:family="paragraph" style:parent-style-name="Standard">
      <style:text-properties style:text-position="0% 100%" fo:language="fr" fo:country="CA" officeooo:rsid="000d5a8f" officeooo:paragraph-rsid="000e9ece" style:language-asian="zxx" style:country-asian="none" style:language-complex="zxx" style:country-complex="none"/>
    </style:style>
    <style:style style:name="P5" style:family="paragraph" style:parent-style-name="Standard">
      <style:text-properties style:text-position="0% 100%" fo:language="fr" fo:country="CA" officeooo:rsid="000e9ece" officeooo:paragraph-rsid="000e9ece" style:language-asian="zxx" style:country-asian="none" style:language-complex="zxx" style:country-complex="none"/>
    </style:style>
    <style:style style:name="P6" style:family="paragraph" style:parent-style-name="Standard">
      <style:text-properties style:text-position="0% 100%" fo:language="fr" fo:country="CA" officeooo:rsid="00105d97" officeooo:paragraph-rsid="00105d97" style:language-asian="zxx" style:country-asian="none" style:language-complex="zxx" style:country-complex="none"/>
    </style:style>
    <style:style style:name="P7" style:family="paragraph" style:parent-style-name="Standard">
      <style:text-properties style:text-position="0% 100%" fo:language="fr" fo:country="CA" officeooo:rsid="001275a4" officeooo:paragraph-rsid="001275a4" style:language-asian="zxx" style:country-asian="none" style:language-complex="zxx" style:country-complex="none"/>
    </style:style>
    <style:style style:name="P8" style:family="paragraph" style:parent-style-name="Standard">
      <style:text-properties style:text-position="0% 100%" fo:language="fr" fo:country="CA" officeooo:rsid="0013a009" officeooo:paragraph-rsid="0013a009" style:language-asian="zxx" style:country-asian="none" style:language-complex="zxx" style:country-complex="none"/>
    </style:style>
    <style:style style:name="P9" style:family="paragraph" style:parent-style-name="Standard">
      <style:text-properties style:text-position="0% 100%" fo:language="fr" fo:country="CA" officeooo:rsid="00157803" officeooo:paragraph-rsid="00157803" style:language-asian="zxx" style:country-asian="none" style:language-complex="zxx" style:country-complex="none"/>
    </style:style>
    <style:style style:name="P10" style:family="paragraph" style:parent-style-name="Standard">
      <style:text-properties style:text-position="0% 100%" fo:language="fr" fo:country="CA" officeooo:rsid="0015d760" officeooo:paragraph-rsid="0015d760" style:language-asian="zxx" style:country-asian="none" style:language-complex="zxx" style:country-complex="none"/>
    </style:style>
    <style:style style:name="P11" style:family="paragraph" style:parent-style-name="Standard">
      <style:paragraph-properties fo:text-align="justify" style:justify-single-word="false"/>
      <style:text-properties style:text-position="0% 100%" fo:language="fr" fo:country="CA" officeooo:rsid="0015d760" officeooo:paragraph-rsid="0015d760" style:language-asian="zxx" style:country-asian="none" style:language-complex="zxx" style:country-complex="none"/>
    </style:style>
    <style:style style:name="P12" style:family="paragraph" style:parent-style-name="Standard">
      <style:paragraph-properties fo:text-align="justify" style:justify-single-word="false"/>
      <style:text-properties style:text-position="0% 100%" fo:language="fr" fo:country="CA" officeooo:rsid="0015d760" officeooo:paragraph-rsid="00163f79" style:language-asian="zxx" style:country-asian="none" style:language-complex="zxx" style:country-complex="none"/>
    </style:style>
    <style:style style:name="P13" style:family="paragraph" style:parent-style-name="Standard">
      <style:text-properties style:text-position="0% 100%" fo:language="fr" fo:country="CA" officeooo:rsid="00163f79" officeooo:paragraph-rsid="00163f79" style:language-asian="zxx" style:country-asian="none" style:language-complex="zxx" style:country-complex="none"/>
    </style:style>
    <style:style style:name="P14" style:family="paragraph" style:parent-style-name="Standard" style:list-style-name="L1">
      <style:text-properties fo:language="fr" fo:country="CA" officeooo:rsid="000d5a8f" officeooo:paragraph-rsid="000d5a8f"/>
    </style:style>
    <style:style style:name="P15" style:family="paragraph" style:parent-style-name="Standard" style:list-style-name="L2">
      <style:text-properties style:text-position="0% 100%" fo:language="fr" fo:country="CA" officeooo:rsid="000e9ece" officeooo:paragraph-rsid="000e9ece" style:language-asian="zxx" style:country-asian="none" style:language-complex="zxx" style:country-complex="none"/>
    </style:style>
    <style:style style:name="P16" style:family="paragraph" style:parent-style-name="Standard" style:list-style-name="L3">
      <style:text-properties style:text-position="0% 100%" fo:language="fr" fo:country="CA" officeooo:rsid="000e9ece" officeooo:paragraph-rsid="000e9ece" style:language-asian="zxx" style:country-asian="none" style:language-complex="zxx" style:country-complex="none"/>
    </style:style>
    <style:style style:name="P17" style:family="paragraph" style:parent-style-name="Standard" style:list-style-name="L4">
      <style:text-properties style:text-position="0% 100%" fo:language="fr" fo:country="CA" officeooo:rsid="001275a4" officeooo:paragraph-rsid="001275a4" style:language-asian="zxx" style:country-asian="none" style:language-complex="zxx" style:country-complex="none"/>
    </style:style>
    <style:style style:name="P18" style:family="paragraph" style:parent-style-name="Standard" style:list-style-name="L5">
      <style:text-properties style:text-position="0% 100%" fo:language="fr" fo:country="CA" officeooo:rsid="0013a009" officeooo:paragraph-rsid="0013a009" style:language-asian="zxx" style:country-asian="none" style:language-complex="zxx" style:country-complex="none"/>
    </style:style>
    <style:style style:name="P19" style:family="paragraph" style:parent-style-name="Standard" style:list-style-name="L6">
      <style:text-properties style:text-position="0% 100%" fo:language="fr" fo:country="CA" officeooo:rsid="0015d760" officeooo:paragraph-rsid="0015d760" style:language-asian="zxx" style:country-asian="none" style:language-complex="zxx" style:country-complex="none"/>
    </style:style>
    <style:style style:name="P20" style:family="paragraph" style:parent-style-name="Standard">
      <style:paragraph-properties fo:text-align="justify" style:justify-single-word="false"/>
      <style:text-properties style:text-position="0% 100%" fo:language="fr" fo:country="CA" officeooo:rsid="0015d760" officeooo:paragraph-rsid="0015d760" style:language-asian="zxx" style:country-asian="none" style:language-complex="zxx" style:country-complex="none"/>
    </style:style>
    <style:style style:name="P21" style:family="paragraph" style:parent-style-name="Standard" style:list-style-name="L7">
      <style:paragraph-properties fo:text-align="justify" style:justify-single-word="false"/>
      <style:text-properties style:text-position="0% 100%" fo:language="fr" fo:country="CA" officeooo:rsid="0015d760" officeooo:paragraph-rsid="0015d760" style:language-asian="zxx" style:country-asian="none" style:language-complex="zxx" style:country-complex="none"/>
    </style:style>
    <style:style style:name="P22" style:family="paragraph" style:parent-style-name="Standard">
      <style:paragraph-properties fo:text-align="justify" style:justify-single-word="false"/>
      <style:text-properties style:text-position="0% 100%" fo:language="fr" fo:country="CA" officeooo:rsid="0015d760" officeooo:paragraph-rsid="00163f79" style:language-asian="zxx" style:country-asian="none" style:language-complex="zxx" style:country-complex="none"/>
    </style:style>
    <style:style style:name="P23" style:family="paragraph" style:parent-style-name="Standard" style:list-style-name="L8">
      <style:text-properties style:text-position="0% 100%" fo:language="fr" fo:country="CA" officeooo:rsid="00163f79" officeooo:paragraph-rsid="00163f79" style:language-asian="zxx" style:country-asian="none" style:language-complex="zxx" style:country-complex="none"/>
    </style:style>
    <style:style style:name="P24" style:family="paragraph" style:parent-style-name="Standard" style:list-style-name="L9">
      <style:paragraph-properties fo:text-align="justify" style:justify-single-word="false"/>
      <style:text-properties style:text-position="0% 100%" fo:language="fr" fo:country="CA" officeooo:rsid="00167d6b" officeooo:paragraph-rsid="00167d6b" style:language-asian="zxx" style:country-asian="none" style:language-complex="zxx" style:country-complex="none"/>
    </style:style>
    <style:style style:name="P25" style:family="paragraph" style:parent-style-name="Standard">
      <style:paragraph-properties fo:text-align="justify" style:justify-single-word="false"/>
      <style:text-properties style:text-position="0% 100%" fo:language="fr" fo:country="CA" officeooo:rsid="00167d6b" officeooo:paragraph-rsid="00167d6b" style:language-asian="zxx" style:country-asian="none" style:language-complex="zxx" style:country-complex="none"/>
    </style:style>
    <style:style style:name="T1" style:family="text">
      <style:text-properties style:text-position="sub 58%"/>
    </style:style>
    <style:style style:name="T2" style:family="text">
      <style:text-properties style:text-position="0% 100%"/>
    </style:style>
    <style:style style:name="T3" style:family="text">
      <style:text-properties officeooo:rsid="000e9ece"/>
    </style:style>
    <style:style style:name="T4" style:family="text">
      <style:text-properties style:language-complex="ar" style:country-complex="DZ"/>
    </style:style>
    <style:style style:name="T5" style:family="text">
      <style:text-properties officeooo:rsid="0013a009"/>
    </style:style>
    <style:style style:name="T6" style:family="text">
      <style:text-properties officeooo:rsid="00157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P1 INF1600</text:p>
      <text:p text:style-name="P1"/>
      <text:p text:style-name="P1">Exercice 2</text:p>
      <text:list xml:id="list1507849195" text:style-name="L1">
        <text:list-item>
          <text:p text:style-name="P14">Question 1 : Quelle est la fréquence du bus de sortie si on désire opérer au débit maximal?</text:p>
        </text:list-item>
      </text:list>
      <text:p text:style-name="P1">Débit<text:span text:style-name="T1">1</text:span><text:span text:style-name="T2"> = F</text:span><text:span text:style-name="T1">1 </text:span><text:span text:style-name="T2">* D</text:span><text:span text:style-name="T1">1</text:span></text:p>
      <text:p text:style-name="P1"><text:span text:style-name="T2">Débit</text:span><text:span text:style-name="T1">1</text:span><text:span text:style-name="T2"> = F</text:span><text:span text:style-name="T1">2</text:span><text:span text:style-name="T2"> * D</text:span><text:span text:style-name="T1">2</text:span></text:p>
      <text:p text:style-name="P1"/>
      <text:p text:style-name="P2"><text:span text:style-name="T2">F</text:span><text:span text:style-name="T1">1 </text:span><text:span text:style-name="T2">* D</text:span><text:span text:style-name="T1">1</text:span><text:span text:style-name="T2"> <text:s/>= <text:s/>F</text:span><text:span text:style-name="T1">2</text:span><text:span text:style-name="T2"> * D</text:span><text:span text:style-name="T1">2</text:span></text:p>
      <text:p text:style-name="P3">(F<text:span text:style-name="T1">1 </text:span>* D<text:span text:style-name="T1">1</text:span>)/D<text:span text:style-name="T1">2</text:span> = F<text:span text:style-name="T1">2</text:span></text:p>
      <text:p text:style-name="P3">(152 * 1000 * 1) / 16 = F<text:span text:style-name="T1">2 </text:span>= 9500 Hz ou 9.5 <text:span text:style-name="T3">kHz</text:span></text:p>
      <text:p text:style-name="P4">F<text:span text:style-name="T1">2 </text:span>= 9500 Hz ou 9.5 <text:span text:style-name="T3">kHz</text:span></text:p>
      <text:p text:style-name="P3"/>
      <text:list xml:id="list2990698415" text:style-name="L2">
        <text:list-item>
          <text:p text:style-name="P15">Question 2 : Quelle est la fréquence du bus de sortie si on désire l’opérer au débit maximal et que l’entrée sérielle utilise un encodage 8b/10b</text:p>
        </text:list-item>
      </text:list>
      <text:p text:style-name="P5"/>
      <text:p text:style-name="P7">10 bits pour envoyer 8 bits d’information</text:p>
      <text:p text:style-name="P6">9500 * (10/8) = 11.875 kHz</text:p>
      <text:p text:style-name="P6"/>
      <text:list xml:id="list959942415" text:style-name="L3">
        <text:list-item>
          <text:p text:style-name="P16">Question 3 : Quelle est la fréquence du bus de sortie si on désire l’opérer au débit maximal et que le bus sériel implémente le protocole UART avec un START bit suivi de 16 bits de données, suivi d’un bit de parité, suivi d<text:span text:style-name="T4">e 1 STOP bit</text:span> ?</text:p>
        </text:list-item>
      </text:list>
      <text:p text:style-name="P5"/>
      <text:p text:style-name="P6">19 bits pour envoyé 16 bits d’information</text:p>
      <text:p text:style-name="P6">9500 * (19/16) = 11.2813 kHz</text:p>
      <text:p text:style-name="P6"/>
      <text:p text:style-name="P6"/>
      <text:p text:style-name="P7">Exercice 3</text:p>
      <text:list xml:id="list2609582698" text:style-name="L4">
        <text:list-item>
          <text:p text:style-name="P17">Question 1 : Donnez l’encodage hexadécimal des deux instructions ci-dessus.</text:p>
        </text:list-item>
      </text:list>
      <text:p text:style-name="P7">Ra = 3</text:p>
      <text:p text:style-name="P7">Rb = 7</text:p>
      <text:p text:style-name="P7">Rc = 12</text:p>
      <text:p text:style-name="P7">C<text:span text:style-name="T5">3</text:span> = 8</text:p>
      <text:p text:style-name="P8">C2 = 15</text:p>
      <text:p text:style-name="P7">Instruction 1 : <text:span text:style-name="T5">OP = 5</text:span></text:p>
      <text:p text:style-name="P7">0010 1000 1100 1110 1100 0000 0000 1000</text:p>
      <text:p text:style-name="P7">0x28AEC008</text:p>
      <text:p text:style-name="P7"/>
      <text:p text:style-name="P7">Instruction 2 : <text:span text:style-name="T5">OP = 13</text:span></text:p>
      <text:p text:style-name="P8">0110 1000 1100 1110 0000 0000 0000 1111</text:p>
      <text:p text:style-name="P8">0x68CE000F</text:p>
      <text:p text:style-name="P8"/>
      <text:list xml:id="list3156584594" text:style-name="L5">
        <text:list-item>
          <text:p text:style-name="P18">Question 2 : Donnez, pour chacune des instructions ci-dessus, son RTN concret pour une exécution sur le processeur à un bus de la Figure 2.</text:p>
        </text:list-item>
      </text:list>
      <text:p text:style-name="P8">Instruction 1 :</text:p>
      <text:p text:style-name="P8">A ← Rb;</text:p>
      <text:p text:style-name="P8">C ← A – Rc;</text:p>
      <text:p text:style-name="P8">A← C;</text:p>
      <text:p text:style-name="P8">C← A * C3;</text:p>
      <text:p text:style-name="P8">Ra ← C;</text:p>
      <text:p text:style-name="P8"><text:soft-page-break/>Instruction 2 :</text:p>
      <text:p text:style-name="P8">A← Ra;</text:p>
      <text:p text:style-name="P8">C← <text:span text:style-name="T6">A + C2;</text:span></text:p>
      <text:p text:style-name="P9">Ra ← C : A ← Rb;</text:p>
      <text:p text:style-name="P9">C ← A + C2;</text:p>
      <text:p text:style-name="P9">Rb← C;</text:p>
      <text:p text:style-name="P9"/>
      <text:p text:style-name="P10">Exercice 4</text:p>
      <text:list xml:id="list1302718769" text:style-name="L6">
        <text:list-item>
          <text:p text:style-name="P19">Question 1 : Donnez le contenu de la mémoire qui contient le <text:span text:style-name="Code_20_Char">program_0</text:span> sous format hexadécimale, de l’adresse <text:span text:style-name="Code_20_Char">0x0000</text:span> à l’adresse <text:span text:style-name="Code_20_Char">0x000F</text:span>. Vous pouvez fournir un tableau pour aider la lisibilité de votre réponse.</text:p>
        </text:list-item>
      </text:list>
      <text:p text:style-name="P11">Mem[0] = 0x00000307</text:p>
      <text:p text:style-name="P11">Mem[1] = 0x0000010A</text:p>
      <text:p text:style-name="P11">Mem[2] = 0X00000008</text:p>
      <text:p text:style-name="P11">Mem[3] = 0X0000010A</text:p>
      <text:p text:style-name="P11">Mem[4] = 0X00000009</text:p>
      <text:p text:style-name="P11">Mem[5] = 0X0000020B</text:p>
      <text:p text:style-name="P11">Mem[6] = 0X00000400</text:p>
      <text:p text:style-name="P11">Mem[7] = 0X00000001</text:p>
      <text:p text:style-name="P11">Mem[8] = 0X0000FFFE</text:p>
      <text:p text:style-name="P11">Mem[9] = 0X00000001</text:p>
      <text:p text:style-name="P11">Mem[A] = 0X0000FFFF</text:p>
      <text:p text:style-name="P11">Mem[B] = 0X00000000</text:p>
      <text:p text:style-name="P11">Mem[C] = 0X00000000</text:p>
      <text:p text:style-name="P11">Mem[D] = 0X00000000</text:p>
      <text:p text:style-name="P11">Mem[E] = 0X00000000</text:p>
      <text:p text:style-name="P11">Mem[F] = 0X00000000</text:p>
      <text:p text:style-name="P11"/>
      <text:list xml:id="list3036737296" text:style-name="L7">
        <text:list-item>
          <text:p text:style-name="P21">Question 2 : Quelle valeur contient l’accumulateur (<text:span text:style-name="Code_20_Char">ACC</text:span>) à la fin de l’exécution du programme <text:span text:style-name="Code_20_Char">program_0</text:span> ? Justifiez votre réponse par une capture d’écran de <text:span text:style-name="Code_20_Char">GtkWave</text:span> et un calcul. À quelle adresse dans la mémoire principale (<text:span text:style-name="Code_20_Char">mem</text:span>) cette valeur est-elle stockée ? </text:p>
        </text:list-item>
      </text:list>
      <text:p text:style-name="P11">Le programme fait le calcul suivant</text:p>
      <text:p text:style-name="P11">(((M[7] * M[A]) + M[8]) * M[A]) + M[9]</text:p>
      <text:p text:style-name="P11">= (((1 * -1) + -2) * -1) + 1</text:p>
      <text:p text:style-name="P11">= 4</text:p>
      <text:p text:style-name="P10">Effectivement, nous observons que la valeur dans l’accumulateur à la fin du programme est bien de 4</text:p>
      <text:p text:style-name="P10"><draw:frame draw:style-name="fr1" draw:name="Image1" text:anchor-type="char" svg:x="0.0173in" svg:y="0.0756in" svg:width="6.9252in" svg:height="0.3717in" draw:z-index="0"><draw:image xlink:href="Pictures/10000201000003DB00000035149D135BBDDEEDF9.png" xlink:type="simple" xlink:show="embed" xlink:actuate="onLoad" loext:mime-type="image/png"/></draw:frame></text:p>
      <text:list xml:id="list1281946162" text:style-name="L8">
        <text:list-item>
          <text:p text:style-name="P23">Question 3 : Le programme calcule une expression mathématique connue, qu’elle est-elle ?</text:p>
        </text:list-item>
      </text:list>
      <text:p text:style-name="P13"/>
      <text:p text:style-name="P12">(((M[7] * M[A]) + M[8]) * M[A]) + M[9]</text:p>
      <text:p text:style-name="P12"/>
      <text:list xml:id="list2350778203" text:style-name="L9">
        <text:list-item>
          <text:p text:style-name="P24">Question 5 : Quelle(s) modification(s) doi(ven)t être apportée(s) au processeur à accumulateur pour que le programme de la question 4 soit plus court ?</text:p>
        </text:list-item>
      </text:list>
      <text:p text:style-name="P12"/>
      <text:p text:style-name="P25">Ajouter l’option de faire des vérifications avec « if » pour pouvoir faire des loops dans le programme et non « hard coder » le calcul pour chaque valeur.</text:p>
      <text:p text:style-name="P1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Code_20_Char" style:display-name="Code Char" style:family="text" style:parent-style-name="Default_20_Paragraph_20_Font">
      <style:text-properties style:font-name="Consolas" fo:font-family="Consolas" style:font-family-generic="roman" style:font-pitch="variable" fo:font-size="10pt" style:font-size-asian="10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5:35:01.195434471</meta:creation-date>
    <dc:date>2020-10-11T17:23:22.325291287</dc:date>
    <meta:editing-duration>PT10M28S</meta:editing-duration>
    <meta:editing-cycles>4</meta:editing-cycles>
    <meta:generator>LibreOffice/6.4.6.2$Linux_X86_64 LibreOffice_project/40$Build-2</meta:generator>
    <meta:document-statistic meta:table-count="0" meta:image-count="1" meta:object-count="0" meta:page-count="3" meta:paragraph-count="69" meta:word-count="545" meta:character-count="2721" meta:non-whitespace-character-count="2250"/>
  </office:meta>
</office:document-meta>
</file>